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7.731cm" svg:y="8.62cm">
          <text:p text:style-name="P1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24cm" svg:height="1.524cm" svg:x="5.445cm" svg:y="2.01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2.27cm" svg:y="2.9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3.54cm" svg:y="9.12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.508cm" svg:y="6.0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4.683cm" svg:y="5.82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8.112cm" svg:y="4.68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0.779cm" svg:y="6.969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3.667cm" svg:y1="3.413cm" svg:x2="5.572cm" svg:y2="2.905cm">
          <text:p text:style-name="P1">5</text:p>
        </draw:line>
        <draw:line draw:style-name="gr2" draw:text-style-name="P2" draw:layer="layout" svg:x1="3.032cm" svg:y1="4.175cm" svg:x2="2.397cm" svg:y2="6.08cm">
          <text:p text:style-name="P1">2</text:p>
        </draw:line>
        <draw:line draw:style-name="gr2" draw:text-style-name="P2" draw:layer="layout" svg:x1="3.667cm" svg:y1="4.302cm" svg:x2="5.064cm" svg:y2="5.953cm">
          <text:p text:style-name="P1">3</text:p>
        </draw:line>
        <draw:line draw:style-name="gr2" draw:text-style-name="P2" draw:layer="layout" svg:x1="3.032cm" svg:y1="6.842cm" svg:x2="4.937cm" svg:y2="6.588cm">
          <text:p text:style-name="P1">2</text:p>
        </draw:line>
        <draw:line draw:style-name="gr2" draw:text-style-name="P2" draw:layer="layout" svg:x1="2.651cm" svg:y1="7.35cm" svg:x2="4.175cm" svg:y2="9.636cm">
          <text:p text:style-name="P1">4</text:p>
        </draw:line>
        <draw:line draw:style-name="gr2" draw:text-style-name="P2" draw:layer="layout" svg:x1="4.81cm" svg:y1="9.128cm" svg:x2="5.699cm" svg:y2="7.223cm">
          <text:p text:style-name="P1">2</text:p>
        </draw:line>
        <draw:line draw:style-name="gr2" draw:text-style-name="P2" draw:layer="layout" svg:x1="6.715cm" svg:y1="3.54cm" svg:x2="8.366cm" svg:y2="4.683cm">
          <text:p text:style-name="P1">3</text:p>
        </draw:line>
        <draw:line draw:style-name="gr2" draw:text-style-name="P2" draw:layer="layout" svg:x1="5.826cm" svg:y1="6.588cm" svg:x2="8.112cm" svg:y2="8.747cm">
          <text:p text:style-name="P1">2</text:p>
        </draw:line>
        <draw:line draw:style-name="gr2" draw:text-style-name="P2" draw:layer="layout" svg:x1="8.747cm" svg:y1="6.207cm" svg:x2="8.493cm" svg:y2="8.62cm">
          <text:p text:style-name="P1">2</text:p>
        </draw:line>
        <draw:line draw:style-name="gr2" draw:text-style-name="P2" draw:layer="layout" svg:x1="9.382cm" svg:y1="8.874cm" svg:x2="11.16cm" svg:y2="7.985cm">
          <text:p text:style-name="P1">1</text:p>
        </draw:line>
        <draw:custom-shape draw:style-name="gr1" draw:text-style-name="P1" draw:layer="layout" svg:width="1.524cm" svg:height="1.524cm" svg:x="4.175cm" svg:y="14.46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3.032cm" svg:y="17.25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2.905cm" svg:y="21.3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2.016cm" svg:y="23.8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4.429cm" svg:y="23.86cm">
          <text:p text:style-name="P1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24cm" svg:height="1.524cm" svg:x="5.445cm" svg:y="27.162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3.032cm" svg:y="26.4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24cm" svg:height="1.524cm" svg:x="6.588cm" svg:y="29.57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794cm" svg:y1="17.256cm" svg:x2="4.556cm" svg:y2="15.859cm">
          <text:p text:style-name="P1">2</text:p>
        </draw:line>
        <draw:line draw:style-name="gr3" draw:text-style-name="P2" draw:layer="layout" svg:x1="3.667cm" svg:y1="21.32cm" svg:x2="3.794cm" svg:y2="18.653cm">
          <text:p text:style-name="P1">2</text:p>
        </draw:line>
        <draw:line draw:style-name="gr3" draw:text-style-name="P2" draw:layer="layout" svg:x1="2.778cm" svg:y1="23.86cm" svg:x2="3.54cm" svg:y2="22.717cm">
          <text:p text:style-name="P1">2</text:p>
        </draw:line>
        <draw:line draw:style-name="gr3" draw:text-style-name="P2" draw:layer="layout" svg:x1="5.191cm" svg:y1="23.86cm" svg:x2="4.175cm" svg:y2="22.717cm">
          <text:p text:style-name="P1">2</text:p>
        </draw:line>
        <draw:line draw:style-name="gr3" draw:text-style-name="P2" draw:layer="layout" svg:x1="4.048cm" svg:y1="26.4cm" svg:x2="4.937cm" svg:y2="25.257cm">
          <text:p text:style-name="P1">1</text:p>
        </draw:line>
        <draw:line draw:style-name="gr3" draw:text-style-name="P2" draw:layer="layout" svg:x1="6.08cm" svg:y1="27.162cm" svg:x2="5.445cm" svg:y2="25.13cm">
          <text:p text:style-name="P1">2</text:p>
        </draw:line>
        <draw:line draw:style-name="gr3" draw:text-style-name="P2" draw:layer="layout" svg:x1="7.096cm" svg:y1="29.702cm" svg:x2="6.715cm" svg:y2="28.305cm">
          <text:p text:style-name="P1">3</text:p>
        </draw:line>
        <draw:frame draw:style-name="gr4" draw:text-style-name="P3" draw:layer="layout" svg:width="3.101cm" svg:height="1.216cm" svg:x="3.032cm" svg:y="12.811cm">
          <draw:text-box>
            <text:p>MST - 14</text:p>
          </draw:text-box>
        </draw:frame>
        <draw:custom-shape draw:style-name="gr1" draw:text-style-name="P1" draw:layer="layout" svg:width="1.524cm" svg:height="1.524cm" svg:x="13.037cm" svg:y="14.20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9.862cm" svg:y="17.25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2.783cm" svg:y="17.25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1.894cm" svg:y="20.30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4.815cm" svg:y="20.177cm">
          <text:p text:style-name="P1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524cm" svg:height="1.524cm" svg:x="16.212cm" svg:y="17.5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3.799cm" svg:y="23.73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6.339cm" svg:y="23.733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2" draw:layer="layout" svg:x1="11.005cm" svg:y1="17.256cm" svg:x2="13.291cm" svg:y2="15.478cm">
          <text:p text:style-name="P1">2</text:p>
        </draw:line>
        <draw:line draw:style-name="gr3" draw:text-style-name="P2" draw:layer="layout" svg:x1="13.672cm" svg:y1="17.129cm" svg:x2="13.926cm" svg:y2="15.605cm">
          <text:p text:style-name="P1">3</text:p>
        </draw:line>
        <draw:line draw:style-name="gr3" draw:text-style-name="P2" draw:layer="layout" svg:x1="16.593cm" svg:y1="17.51cm" svg:x2="14.339cm" svg:y2="15.605cm">
          <text:p text:style-name="P1">5</text:p>
        </draw:line>
        <draw:line draw:style-name="gr3" draw:text-style-name="P2" draw:layer="layout" svg:x1="12.783cm" svg:y1="20.304cm" svg:x2="13.291cm" svg:y2="18.526cm">
          <text:p text:style-name="P1">2/5</text:p>
        </draw:line>
        <draw:line draw:style-name="gr3" draw:text-style-name="P2" draw:layer="layout" svg:x1="15.45cm" svg:y1="20.304cm" svg:x2="14.053cm" svg:y2="18.653cm">
          <text:p text:style-name="P1">2/5</text:p>
        </draw:line>
        <draw:line draw:style-name="gr3" draw:text-style-name="P2" draw:layer="layout" svg:x1="14.688cm" svg:y1="23.606cm" svg:x2="15.339cm" svg:y2="21.701cm">
          <text:p text:style-name="P1">2/7</text:p>
        </draw:line>
        <draw:line draw:style-name="gr3" draw:text-style-name="P2" draw:layer="layout" svg:x1="17.101cm" svg:y1="23.733cm" svg:x2="15.958cm" svg:y2="21.701cm">
          <text:p text:style-name="P1">1/6</text:p>
        </draw:line>
        <draw:frame draw:style-name="gr5" draw:text-style-name="P3" draw:layer="layout" svg:width="6.886cm" svg:height="0.962cm" svg:x="10.906cm" svg:y="12.811cm">
          <draw:text-box>
            <text:p>Shortest Path tree - 1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6:54:45.030000000</meta:creation-date>
    <dc:date>2020-02-01T17:14:47.517000000</dc:date>
    <meta:editing-duration>PT9M42S</meta:editing-duration>
    <meta:editing-cycles>1</meta:editing-cycles>
    <meta:document-statistic meta:object-count="50"/>
    <meta:generator>LibreOffice/6.2.0.3$Windows_X86_64 LibreOffice_project/98c6a8a1c6c7b144ce3cc729e34964b47ce25d62</meta:generator>
  </office:meta>
</office:document-meta>
</file>